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000000" draw:marker-start-width="0.28cm" draw:marker-end-width="0.28cm" draw:textarea-horizontal-align="justify" draw:textarea-vertical-align="middle" draw:auto-grow-height="false" fo:min-height="2.526cm" fo:min-width="2.276cm" fo:padding-top="0.152cm" fo:padding-bottom="0.152cm" fo:padding-left="0.277cm" fo:padding-right="0.277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draw:fill-color="#ff972f" draw:textarea-horizontal-align="justify" draw:textarea-vertical-align="middle" draw:auto-grow-height="false" fo:min-height="2.526cm" fo:min-width="2.276cm" fo:padding-top="0.152cm" fo:padding-bottom="0.152cm" fo:padding-left="0.277cm" fo:padding-right="0.277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8cm" draw:marker-end-width="0.28cm" draw:fill-color="#ff7b59" draw:textarea-horizontal-align="justify" draw:textarea-vertical-align="middle" draw:auto-grow-height="false" fo:min-height="2.58cm" fo:min-width="2.33cm" fo:padding-top="0.152cm" fo:padding-bottom="0.152cm" fo:padding-left="0.277cm" fo:padding-right="0.277cm" draw:shadow="hidden" loext:decorative="false"/>
    </style:style>
    <style:style style:name="gr5" style:family="graphic" style:parent-style-name="standard">
      <style:graphic-properties draw:stroke="solid" svg:stroke-width="0.053cm" svg:stroke-color="#000000" draw:marker-start-width="0.359cm" draw:marker-end-width="0.359cm" draw:fill-color="#ff7b59" draw:textarea-horizontal-align="justify" draw:textarea-vertical-align="middle" draw:auto-grow-height="false" fo:min-height="2.526cm" fo:min-width="2.276cm" fo:padding-top="0.152cm" fo:padding-bottom="0.152cm" fo:padding-left="0.277cm" fo:padding-right="0.277cm" draw:shadow="hidden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698cm" fo:min-width="0.448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5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698cm" fo:min-width="0.448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5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7b59" draw:textarea-horizontal-align="justify" draw:textarea-vertical-align="middle" draw:auto-grow-height="false" fo:min-height="0.698cm" fo:min-width="0.448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543cm" fo:min-width="4.321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972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-color="#ff7b59"/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ff972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custom-shape draw:style-name="gr2" draw:text-style-name="P1" draw:layer="layout" svg:width="4cm" svg:height="4cm" svg:x="8.5cm" svg:y="2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cm" svg:height="4cm" svg:x="11.701cm" svg:y="2.001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3" draw:layer="layout" svg:width="0.799cm" svg:height="2.399cm" svg:x="11.702cm" svg:y="2.802cm" svg:viewBox="0 0 800 2400" svg:d="M532 2200c-40 69-84 136-132 200-48-63-92-130-132-199-176-304-268-649-268-1000 0-352 92-697 268-1001 40-69 84-136 132-200 48 64 92 130 132 199 176 304 268 649 268 1001 0 351-92 696-268 1000z">
            <text:p/>
          </draw:path>
        </draw:g>
        <draw:g draw:style-name="gr1">
          <draw:custom-shape draw:style-name="gr2" draw:text-style-name="P1" draw:layer="layout" svg:width="4cm" svg:height="4cm" svg:x="9.501cm" svg:y="6.351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cm" svg:height="4cm" svg:x="10.702cm" svg:y="6.352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4" draw:layer="layout" svg:width="2.852cm" svg:height="3.871cm" svg:x="10.677cm" svg:y="6.417cm" svg:viewBox="0 0 2853 3872" svg:d="M2784 2460c-46 171-114 335-203 489s-197 295-322 420c-124 125-265 233-420 322-131 76-270 136-414 181-143-44-281-105-411-180-155-89-296-197-420-322-125-125-233-266-322-420s-157-318-203-489c-46-170-69-347-69-524 0-178 23-355 69-525 46-171 114-335 203-489s197-295 322-420c124-125 265-233 419-322 132-76 271-136 415-181 143 44 281 105 411 180 155 89 296 197 420 322 125 125 233 266 322 420s157 318 203 489c46 170 69 347 69 525 0 177-23 354-69 524z">
            <text:p/>
          </draw:path>
        </draw:g>
        <draw:g draw:style-name="gr1">
          <draw:custom-shape draw:style-name="gr3" draw:text-style-name="P2" draw:layer="layout" svg:width="4cm" svg:height="4cm" svg:x="10.703cm" svg:y="10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cm" svg:height="4cm" svg:x="9.502cm" svg:y="10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g draw:style-name="gr1">
            <draw:frame draw:style-name="gr6" draw:text-style-name="P6" draw:layer="layout" svg:width="3.639cm" svg:height="1.199cm" svg:x="5.2cm" svg:y="6.555cm">
              <draw:text-box>
                <text:p text:style-name="P5"><text:span text:style-name="T2">Unique Variance for Predictor 1</text:span></text:p>
              </draw:text-box>
            </draw:frame>
            <draw:custom-shape draw:style-name="gr7" draw:text-style-name="P7" draw:layer="layout" svg:width="1cm" svg:height="1cm" svg:x="4.2cm" svg:y="6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frame draw:style-name="gr8" draw:text-style-name="P6" draw:layer="layout" svg:width="3.639cm" svg:height="1.3cm" svg:x="5.2cm" svg:y="7.729cm">
              <draw:text-box>
                <text:p text:style-name="P5"><text:span text:style-name="T2">Unique Variance for Predictor 2</text:span></text:p>
              </draw:text-box>
            </draw:frame>
            <draw:custom-shape draw:style-name="gr9" draw:text-style-name="P8" draw:layer="layout" svg:width="1cm" svg:height="1cm" svg:x="4.2cm" svg:y="7.879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frame draw:style-name="gr10" draw:text-style-name="P6" draw:layer="layout" svg:width="3.639cm" svg:height="0.8cm" svg:x="5.2cm" svg:y="9.176cm">
              <draw:text-box>
                <text:p text:style-name="P5"><text:span text:style-name="T2">Shared Variance</text:span></text:p>
              </draw:text-box>
            </draw:frame>
            <draw:custom-shape draw:style-name="gr11" draw:text-style-name="P3" draw:layer="layout" svg:width="1cm" svg:height="1cm" svg:x="4.2cm" svg:y="9.07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9" draw:layer="layout" svg:width="4.873cm" svg:height="3.845cm" svg:x="3.966cm" svg:y="6.429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0" draw:layer="layout" svg:width="5.5cm" svg:height="1.673cm" svg:x="15.65cm" svg:y="3.164cm">
          <draw:text-box>
            <text:p text:style-name="P7">Multicollinearity Low</text:p>
          </draw:text-box>
        </draw:frame>
        <draw:frame draw:style-name="gr14" draw:text-style-name="P10" draw:layer="layout" svg:width="6cm" svg:height="1.673cm" svg:x="15.4cm" svg:y="7.515cm">
          <draw:text-box>
            <text:p text:style-name="P7">Multicollinearity High</text:p>
          </draw:text-box>
        </draw:frame>
        <draw:frame draw:style-name="gr15" draw:text-style-name="P10" draw:layer="layout" svg:width="7cm" svg:height="2.5cm" svg:x="14.9cm" svg:y="11.652cm">
          <draw:text-box>
            <text:p text:style-name="P7">Predictor 2 orthogonalised with respect to Predictor 1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16:56.486200687</meta:creation-date>
    <dc:date>2024-04-10T09:35:38.451406658</dc:date>
    <meta:editing-duration>PT18M42S</meta:editing-duration>
    <meta:editing-cycles>1</meta:editing-cycles>
    <meta:document-statistic meta:object-count="48"/>
    <meta:generator>LibreOffice/7.6.5.2$Linux_X86_64 LibreOffice_project/60$Build-2</meta:generator>
  </office:meta>
</office:document-meta>
</file>